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Arial" style:font-family-generic="swiss"/>
    <style:font-face style:name="ArialMT" svg:font-family="ArialMT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8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2.244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3.847cm"/>
    </style:style>
    <style:style style:name="co11" style:family="table-column">
      <style:table-column-properties fo:break-before="auto" style:column-width="1.85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/>
    <style:style style:name="T1" style:family="text">
      <style:text-properties style:font-name="Arial" style:font-name-asian="Arial" style:font-name-complex="Arial" style:font-size-asian="7.5pt" style:font-size-complex="7.5pt"/>
    </style:style>
    <style:style style:name="T2" style:family="text">
      <style:text-properties style:font-size-asian="7.5pt" style:font-size-complex="7.5pt" style:font-name="ArialMT" style:font-name-asian="ArialMT" style:font-name-complex="ArialMT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4"/>
        <table:table-row table:style-name="ro1"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text:p>Nomc</text:p>
          </table:table-cell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Début</text:p>
          </table:table-cell>
          <table:table-cell table:style-name="ce1" office:value-type="string" calcext:value-type="string">
            <text:p>Fin</text:p>
          </table:table-cell>
          <table:table-cell table:style-name="ce1" office:value-type="string" calcext:value-type="string">
            <text:p>Obligatoire[1]</text:p>
          </table:table-cell>
          <table:table-cell table:style-name="ce1" office:value-type="string" calcext:value-type="string">
            <text:p>Type[2]</text:p>
          </table:table-cell>
          <table:table-cell table:style-name="ce1" office:value-type="string" calcext:value-type="string">
            <text:p>TypePref</text:p>
          </table:table-cell>
          <table:table-cell table:style-name="ce1" office:value-type="string" calcext:value-type="string">
            <text:p>Cadrage/Remplissage[3]</text:p>
          </table:table-cell>
          <table:table-cell table:style-name="ce1" office:value-type="string" calcext:value-type="string">
            <text:p>Remarques</text:p>
          </table:table-cell>
          <table:table-cell table:style-name="ce1" office:value-type="string" calcext:value-type="string"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1" office:value-type="string" calcext:value-type="string">
            <text:p>Filler </text:p>
          </table:table-cell>
          <table:table-cell table:style-name="ce1" office:value-type="string" calcext:value-type="string">
            <text:p>FLR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O 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1" office:value-type="string" calcext:value-type="string">
            <text:p>N° de version du format du RHS groupé</text:p>
          </table:table-cell>
          <table:table-cell table:style-name="ce1" office:value-type="string" calcext:value-type="string">
            <text:p>VRHS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O 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office:value-type="string" calcext:value-type="string">
            <text:p>M1A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uméro FINESS d’inscription ePMSI </text:p>
          </table:table-cell>
          <table:table-cell table:style-name="ce1" office:value-type="string" calcext:value-type="string">
            <text:p>FINES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° de version du format du RHS </text:p>
          </table:table-cell>
          <table:table-cell table:style-name="ce2" office:value-type="string" calcext:value-type="string">
            <text:p>VRH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M0A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uméro de séjour SSR </text:p>
          </table:table-cell>
          <table:table-cell table:style-name="ce2" office:value-type="string" calcext:value-type="string">
            <text:p>NSSR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uméro administratif de séjour </text:p>
          </table:table-cell>
          <table:table-cell table:style-name="ce2" office:value-type="string" calcext:value-type="string">
            <text:p>NADL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Version classification</text:p>
          </table:table-cell>
          <table:table-cell table:style-name="ce2" office:value-type="string" calcext:value-type="string">
            <text:p>GV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Groupage - CM</text:p>
          </table:table-cell>
          <table:table-cell table:style-name="ce2" office:value-type="string" calcext:value-type="string">
            <text:p>GC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Groupage - Code</text:p>
          </table:table-cell>
          <table:table-cell table:style-name="ce2" office:value-type="string" calcext:value-type="string">
            <text:p>GC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Groupage - Subdivision</text:p>
          </table:table-cell>
          <table:table-cell table:style-name="ce2" office:value-type="string" calcext:value-type="string">
            <text:p>GS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Groupage - Sévérité</text:p>
          </table:table-cell>
          <table:table-cell table:style-name="ce2" office:value-type="string" calcext:value-type="string">
            <text:p>GSV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Groupage - Code retour</text:p>
          </table:table-cell>
          <table:table-cell table:style-name="ce2" office:value-type="string" calcext:value-type="string">
            <text:p>GC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2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Groupage - Indicateur d'erreur</text:p>
          </table:table-cell>
          <table:table-cell table:style-name="ce2" office:value-type="string" calcext:value-type="string">
            <text:p>GI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<text:span text:style-name="T1">X=&gt;erreur, blanc=&gt; </text:span><text:span text:style-name="T2">pas d’erreur</text:span>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e début de séjour </text:p>
          </table:table-cell>
          <table:table-cell table:style-name="ce2" office:value-type="string" calcext:value-type="string">
            <text:p>DDSEJ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O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e fin de séjour </text:p>
          </table:table-cell>
          <table:table-cell table:style-name="ce2" office:value-type="string" calcext:value-type="string">
            <text:p>DFSEJ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F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e naissance </text:p>
          </table:table-cell>
          <table:table-cell table:style-name="ce2" office:value-type="string" calcext:value-type="string">
            <text:p>DNAI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O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Sexe </text:p>
          </table:table-cell>
          <table:table-cell table:style-name="ce2" office:value-type="string" calcext:value-type="string">
            <text:p>SEX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1=homme, 2=femme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Code postal du lieu de résidence </text:p>
          </table:table-cell>
          <table:table-cell table:style-name="ce2" office:value-type="string" calcext:value-type="string">
            <text:p>CPR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Type d’hospitalisation </text:p>
          </table:table-cell>
          <table:table-cell table:style-name="ce2" office:value-type="string" calcext:value-type="string">
            <text:p>TYH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’entrée dans l'unité médicale </text:p>
          </table:table-cell>
          <table:table-cell table:style-name="ce2" office:value-type="string" calcext:value-type="string">
            <text:p>DEU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O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Mode d’entrée dans l'unité médicale </text:p>
          </table:table-cell>
          <table:table-cell table:style-name="ce2" office:value-type="string" calcext:value-type="string">
            <text:p>MEU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Provenance </text:p>
          </table:table-cell>
          <table:table-cell table:style-name="ce2" office:value-type="string" calcext:value-type="string">
            <text:p>PROV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e sortie de l'unité médicale </text:p>
          </table:table-cell>
          <table:table-cell table:style-name="ce2" office:value-type="string" calcext:value-type="string">
            <text:p>DSU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F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Mode de sortie </text:p>
          </table:table-cell>
          <table:table-cell table:style-name="ce2" office:value-type="string" calcext:value-type="string">
            <text:p>MSU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estination </text:p>
          </table:table-cell>
          <table:table-cell table:style-name="ce2" office:value-type="string" calcext:value-type="string">
            <text:p>DES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uméro de la semaine </text:p>
          </table:table-cell>
          <table:table-cell table:style-name="ce2" office:value-type="string" calcext:value-type="string">
            <text:p>NSEM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2" office:value-type="string" calcext:value-type="string">
            <text:p>semaine+Année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Journées hors week-end </text:p>
          </table:table-cell>
          <table:table-cell table:style-name="ce2" office:value-type="string" calcext:value-type="string">
            <text:p>JHW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0=absent 1=présent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Journées week-end </text:p>
          </table:table-cell>
          <table:table-cell table:style-name="ce2" office:value-type="string" calcext:value-type="string">
            <text:p>JW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0=absent 1=présent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uméro unité médicale 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Type d'autorisation de l'unité médicale </text:p>
          </table:table-cell>
          <table:table-cell table:style-name="ce2" office:value-type="string" calcext:value-type="string">
            <text:p>TAU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e l’intervention chirurgicale </text:p>
          </table:table-cell>
          <table:table-cell table:style-name="ce2" office:value-type="string" calcext:value-type="string">
            <text:p>DIC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F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Finalité principale de prise en charge </text:p>
          </table:table-cell>
          <table:table-cell table:style-name="ce2" office:value-type="string" calcext:value-type="string">
            <text:p>FPP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2" office:value-type="string" calcext:value-type="string">
            <text:p>OMS-CIM 10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Manifestation morbide principale </text:p>
          </table:table-cell>
          <table:table-cell table:style-name="ce2" office:value-type="string" calcext:value-type="string">
            <text:p>MMP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2" office:value-type="string" calcext:value-type="string">
            <text:p>OMS-CIM 10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Affection étiologique </text:p>
          </table:table-cell>
          <table:table-cell table:style-name="ce2" office:value-type="string" calcext:value-type="string">
            <text:p>AE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2" office:value-type="string" calcext:value-type="string">
            <text:p>OMS-CIM 10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à l’habillage</text:p>
          </table:table-cell>
          <table:table-cell table:style-name="ce2" office:value-type="string" calcext:value-type="string">
            <text:p>DHAB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3" office:value-type="string" calcext:value-type="string">
            <text:p>Obligatoire pour chaque RHS en hospitalisation partielle, Obligatoire pour le premier et le dernier RHS de la suite de RHS en hospitalisation complète, et toutes les 4 semaines à compter du 1er RHS de la suite, facultatif sinon.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au déplacement</text:p>
          </table:table-cell>
          <table:table-cell table:style-name="ce2" office:value-type="string" calcext:value-type="string">
            <text:p>DDE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3" office:value-type="string" calcext:value-type="string">
            <text:p>Obligatoire pour chaque RHS en hospitalisation partielle, Obligatoire pour le premier et le dernier RHS de la suite de RHS en hospitalisation complète, et toutes les 4 semaines à compter du 1er RHS de la suite, facultatif sinon.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à l’alimentation</text:p>
          </table:table-cell>
          <table:table-cell table:style-name="ce2" office:value-type="string" calcext:value-type="string">
            <text:p>DAL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3" office:value-type="string" calcext:value-type="string">
            <text:p>Obligatoire pour chaque RHS en hospitalisation partielle, Obligatoire pour le premier et le dernier RHS de la suite de RHS en hospitalisation complète, et toutes les 4 semaines à compter du 1er RHS de la suite, facultatif sinon.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à la continence</text:p>
          </table:table-cell>
          <table:table-cell table:style-name="ce2" office:value-type="string" calcext:value-type="string">
            <text:p>DCN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3" office:value-type="string" calcext:value-type="string">
            <text:p>Obligatoire pour chaque RHS en hospitalisation partielle, Obligatoire pour le premier et le dernier RHS de la suite de RHS en hospitalisation complète, et toutes les 4 semaines à compter du 1er RHS de la suite, facultatif sinon.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au comportement</text:p>
          </table:table-cell>
          <table:table-cell table:style-name="ce2" office:value-type="string" calcext:value-type="string">
            <text:p>DCM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3" office:value-type="string" calcext:value-type="string">
            <text:p>Obligatoire pour chaque RHS en hospitalisation partielle, Obligatoire pour le premier et le dernier RHS de la suite de RHS en hospitalisation complète, et toutes les 4 semaines à compter du 1er RHS de la suite, facultatif sinon.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à la relation</text:p>
          </table:table-cell>
          <table:table-cell table:style-name="ce2" office:value-type="string" calcext:value-type="string">
            <text:p>DRE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3" office:value-type="string" calcext:value-type="string">
            <text:p>Obligatoire pour chaque RHS en hospitalisation partielle, Obligatoire pour le premier et le dernier RHS de la suite de RHS en hospitalisation complète, et toutes les 4 semaines à compter du 1er RHS de la suite, facultatif sinon.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ombre de diagnostics associés dans ce RHS (n1) </text:p>
          </table:table-cell>
          <table:table-cell table:style-name="ce2" office:value-type="string" calcext:value-type="string">
            <text:p>ND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2" office:value-type="string" calcext:value-type="string">
            <text:p>00-99 </text:p>
          </table:table-cell>
          <table:table-cell table:style-name="ce1" office:value-type="string" calcext:value-type="string">
            <text:p>DA</text:p>
          </table:table-cell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ombre d'actes CSARR dans ce RHS (n2) </text:p>
          </table:table-cell>
          <table:table-cell table:style-name="ce2" office:value-type="string" calcext:value-type="string">
            <text:p>NCS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2" office:value-type="string" calcext:value-type="string">
            <text:p>000-999 </text:p>
          </table:table-cell>
          <table:table-cell table:style-name="ce1" office:value-type="string" calcext:value-type="string">
            <text:p>ACS</text:p>
          </table:table-cell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ombre d'actes CCAM dans ce RHS (n3) </text:p>
          </table:table-cell>
          <table:table-cell table:style-name="ce2" office:value-type="string" calcext:value-type="string">
            <text:p>NCC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2" office:value-type="string" calcext:value-type="string">
            <text:p>00-99 </text:p>
          </table:table-cell>
          <table:table-cell table:style-name="ce1" office:value-type="string" calcext:value-type="string">
            <text:p>ACC</text:p>
          </table:table-cell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Poursuite du même projet thérapeutique </text:p>
          </table:table-cell>
          <table:table-cell table:style-name="ce2" office:value-type="string" calcext:value-type="string">
            <text:p>PPT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1 : Oui, 2 : Non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Filler </text:p>
          </table:table-cell>
          <table:table-cell table:style-name="ce2" office:value-type="string" calcext:value-type="string">
            <text:p>FLR18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Blancs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Lit identifié soins palliatifs (LISP)</text:p>
          </table:table-cell>
          <table:table-cell table:style-name="ce2" office:value-type="string" calcext:value-type="string">
            <text:p>LISP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'08' ou espaces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DA</text:p>
          </table:table-cell>
          <table:table-cell table:style-name="ce2" office:value-type="string" calcext:value-type="string">
            <text:p>DAS n°1 </text:p>
          </table:table-cell>
          <table:table-cell table:style-name="ce2" office:value-type="string" calcext:value-type="string">
            <text:p>TDA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2" office:value-type="string" calcext:value-type="string">
            <text:p>OMS-CIM 10 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principal </text:p>
          </table:table-cell>
          <table:table-cell table:style-name="ce2" office:value-type="string" calcext:value-type="string">
            <text:p>CACS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2" office:value-type="string" calcext:value-type="string">
            <text:p>CSARR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supplémentaire « appareillage » </text:p>
          </table:table-cell>
          <table:table-cell table:style-name="ce2" office:value-type="string" calcext:value-type="string">
            <text:p>CSAPP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obligatoire si acte appartient à la liste « appareillage »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modulateur de lieu </text:p>
          </table:table-cell>
          <table:table-cell table:style-name="ce2" office:value-type="string" calcext:value-type="string">
            <text:p>CML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« modulateur de patient » n° 1 </text:p>
          </table:table-cell>
          <table:table-cell table:style-name="ce2" office:value-type="string" calcext:value-type="string">
            <text:p>CMP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« modulateur de patient » n° 2 </text:p>
          </table:table-cell>
          <table:table-cell table:style-name="ce2" office:value-type="string" calcext:value-type="string">
            <text:p>CMP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intervenant </text:p>
          </table:table-cell>
          <table:table-cell table:style-name="ce2" office:value-type="string" calcext:value-type="string">
            <text:p>CINT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Code intervenant du professionnel ayant la responsabilité de la réalisation de l’acte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Filler </text:p>
          </table:table-cell>
          <table:table-cell table:style-name="ce2" office:value-type="string" calcext:value-type="string">
            <text:p>FI1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Nombre de réalisations </text:p>
          </table:table-cell>
          <table:table-cell table:style-name="ce2" office:value-type="string" calcext:value-type="string">
            <text:p>NREAL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Date de réalisation </text:p>
          </table:table-cell>
          <table:table-cell table:style-name="ce2" office:value-type="string" calcext:value-type="string">
            <text:p>DR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Nombre réel de patients</text:p>
          </table:table-cell>
          <table:table-cell table:style-name="ce2" office:value-type="string" calcext:value-type="string">
            <text:p>NRPA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3" office:value-type="string" calcext:value-type="string">
            <text:p>&gt;=2 pour les actes de type « collectif » , =1 pour les actes de types pluri professionnels, &gt;=1 pour les autres types d’actes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Nombre d’intervenants </text:p>
          </table:table-cell>
          <table:table-cell table:style-name="ce2" office:value-type="string" calcext:value-type="string">
            <text:p>NINT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Obligatoire si acte appartient à la liste des actes pluriprofessionnels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Extension Documentaire </text:p>
          </table:table-cell>
          <table:table-cell table:style-name="ce2" office:value-type="string" calcext:value-type="string">
            <text:p>XDOCU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Date de réalisation </text:p>
          </table:table-cell>
          <table:table-cell table:style-name="ce2" office:value-type="string" calcext:value-type="string">
            <text:p>DR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Code de l'acte </text:p>
          </table:table-cell>
          <table:table-cell table:style-name="ce2" office:value-type="string" calcext:value-type="string">
            <text:p>CCCA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Code CCAM sur 7 caractères + extension sur 3 caractères commençant par ‘-‘ suivi de 2 chiffres, OBLIGATOIRE LORSQU'ELLE EXISTE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Code de la phase </text:p>
          </table:table-cell>
          <table:table-cell table:style-name="ce2" office:value-type="string" calcext:value-type="string">
            <text:p>PHA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CCAM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Code de l'activité </text:p>
          </table:table-cell>
          <table:table-cell table:style-name="ce2" office:value-type="string" calcext:value-type="string">
            <text:p>ACTI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CCAM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Extension documentaire </text:p>
          </table:table-cell>
          <table:table-cell table:style-name="ce2" office:value-type="string" calcext:value-type="string">
            <text:p>XDOCU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CCAM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Nombre de réalisations </text:p>
          </table:table-cell>
          <table:table-cell table:style-name="ce2" office:value-type="string" calcext:value-type="string">
            <text:p>NREAL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S:</text:p>
          </table:table-cell>
          <table:table-cell office:value-type="string" calcext:value-type="string">
            <text:p>RHS1</text:p>
          </table:table-cell>
          <table:table-cell table:number-columns-repeated="11"/>
        </table:table-row>
        <table:table-row table:style-name="ro1" table:number-rows-repeated="104850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Arial" style:font-family-generic="swiss"/>
    <style:font-face style:name="ArialMT" svg:font-family="ArialMT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20:02:51.1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20:03:09.785000000</dc:date>
    <meta:editing-duration>PT2H45M2S</meta:editing-duration>
    <meta:editing-cycles>30</meta:editing-cycles>
    <meta:document-statistic meta:table-count="1" meta:cell-count="664" meta:object-count="0"/>
  </office:meta>
</office:document-meta>
</file>